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P2" style:family="paragraph" style:parent-style-name="Standard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996600" officeooo:rsid="0099ff11" officeooo:paragraph-rsid="0099ff11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9b7691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9b7691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9b7691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b7691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paragraph-rsid="008e2c71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paragraph-rsid="0089dda7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89dda7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792788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92788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6a27e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rsid="005ed00c" style:font-name-asian="Times New Roman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paragraph-rsid="007aa1b1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P39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fo:color="#996600" officeooo:paragraph-rsid="006170bf" style:font-name-asian="Times New Roman" style:font-name-complex="Calibri1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officeooo:rsid="008a55af"/>
    </style:style>
    <style:style style:name="T18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23" style:family="text">
      <style:text-properties officeooo:rsid="009748bc"/>
    </style:style>
    <style:style style:name="T24" style:family="text">
      <style:text-properties officeooo:rsid="009b7691"/>
    </style:style>
    <style:style style:name="T25" style:family="text">
      <style:text-properties officeooo:rsid="009c0e26"/>
    </style:style>
    <style:style style:name="T26" style:family="text">
      <style:text-properties officeooo:rsid="009d0e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7003734230914143" text:style-name="WWNum1">
        <text:list-item>
          <text:p text:style-name="P39">Write a simple program which uses Thread subclass for multi-threading.</text:p>
          <text:p text:style-name="P5">(Answer: ExtendsThread)</text:p>
        </text:list-item>
        <text:list-item>
          <text:p text:style-name="P5">Write a simple program to show the runnable implementation for multi-threading.</text:p>
          <text:p text:style-name="P6">(Answer: ImplementsRunnable)</text:p>
        </text:list-item>
        <text:list-item>
          <text:p text:style-name="P8">Write a simple program to show the use of addShutdownHook().</text:p>
          <text:p text:style-name="P8">(Answer: ShutdownHook)</text:p>
        </text:list-item>
        <text:list-item>
          <text:p text:style-name="P9">Write a simple program to show the suspend-resume.</text:p>
          <text:p text:style-name="P10">(Answer: SuspendResume)</text:p>
        </text:list-item>
        <text:list-item>
          <text:p text:style-name="P10">Write a simple example <text:span text:style-name="T26">for 100%</text:span> deallock.</text:p>
          <text:p text:style-name="P10">(Answer: Deadlock_1, <text:span text:style-name="T26">Deadlock_2, Deadlock_3</text:span>)</text:p>
        </text:list-item>
        <text:list-item>
          <text:p text:style-name="P11">Write a simple program to show the use of ConcurrentHashMap.</text:p>
          <text:p text:style-name="P11">(Answer: ConcurrentHashMapDemo)</text:p>
        </text:list-item>
        <text:list-item>
          <text:p text:style-name="P12">Write a simple program to show the use of ThreaLocal.</text:p>
          <text:p text:style-name="P13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4">Write a simple program to show the use of TimerTask.</text:p>
          <text:p text:style-name="P14">(Answer: TimerTask)</text:p>
        </text:list-item>
        <text:list-item>
          <text:p text:style-name="P15">Write a simple program to show the use of Fork-Join framework.</text:p>
          <text:p text:style-name="P15">(Answer: ForkJoin)</text:p>
        </text:list-item>
        <text:list-item>
          <text:p text:style-name="P15">Write a simple program to show the use of <text:span text:style-name="T25">RecursiveAction</text:span>.</text:p>
          <text:p text:style-name="P15">(Answer: <text:span text:style-name="T25">RecursiveAction</text:span>)</text:p>
        </text:list-item>
        <text:list-item>
          <text:p text:style-name="P15">Write a simple program to show the use of <text:span text:style-name="T25">RecursiveTask</text:span>.</text:p>
          <text:p text:style-name="P15">(Answer: <text:span text:style-name="T25">RecursiveTask</text:span>)</text:p>
        </text:list-item>
        <text:list-item>
          <text:p text:style-name="P16">Write a simple program to show the use of thread pool in java.</text:p>
          <text:p text:style-name="P17">(Answer: ThreadPool_1)</text:p>
        </text:list-item>
        <text:list-item>
          <text:p text:style-name="P18">Write a simple program to show the use of Callable and Future.</text:p>
          <text:p text:style-name="P19">(Answer: ThreadPool_2)</text:p>
        </text:list-item>
        <text:list-item>
          <text:p text:style-name="P20"><text:span text:style-name="T9">(VVI) </text:span>Write a program to show the implementation of own implementation of thread pool.</text:p>
          <text:p text:style-name="P21">(Answer: ThreadPool)</text:p>
        </text:list-item>
        <text:list-item>
          <text:p text:style-name="P22">Write a simple java programs to show the use of AtomicIntegers <text:span text:style-name="T24">with your custom implementation of AtomicIntegers.</text:span></text:p>
          <text:p text:style-name="P22">(Answer: JavaAtomic)</text:p>
        </text:list-item>
        <text:list-item>
          <text:p text:style-name="P23">Write a program to show the use of CountDownLatch with its custom implementation.</text:p>
          <text:p text:style-name="P24">(Answer: CountDownLatch)</text:p>
        </text:list-item>
        <text:list-item>
          <text:p text:style-name="P24">Write a program to show the use of C<text:span text:style-name="T23">yclicBarrier</text:span> with its custom implementation.</text:p>
          <text:p text:style-name="P24">(Answer: C<text:span text:style-name="T23">yclicBarrier</text:span>)</text:p>
        </text:list-item>
        <text:list-item>
          <text:p text:style-name="P7">Write a program to show the use of Phaser with its custom implementation.</text:p>
          <text:p text:style-name="P7">(Answer: Phaser)</text:p>
        </text:list-item>
        <text:list-item>
          <text:p text:style-name="P25"><text:span text:style-name="T17">Write a simple program to show the creation and use of object pool</text:span>.</text:p>
          <text:p text:style-name="P26">(Answer: DPObjectPool)</text:p>
        </text:list-item>
        <text:list-item>
          <text:p text:style-name="P31">Write the approximate implementations of Lock class and ReentrantLock class.</text:p>
          <text:p text:style-name="P32">(Answer: <text:span text:style-name="T2">ReentrantLock</text:span>)</text:p>
        </text:list-item>
        <text:list-item>
          <text:p text:style-name="P33">Write a simple program to show the working of notify() and notifyall().</text:p>
          <text:p text:style-name="P34"><text:soft-page-break/>(Answer: <text:span text:style-name="T1">Notification</text:span>)</text:p>
        </text:list-item>
        <text:list-item>
          <text:p text:style-name="P27">Implement producer-consumer problem using synchronized.</text:p>
          <text:p text:style-name="P28">(Answer: ProducerConsum<text:span text:style-name="T3">erSimple</text:span>)</text:p>
        </text:list-item>
        <text:list-item>
          <text:p text:style-name="P29"><text:span text:style-name="Source_20_Text"><text:span text:style-name="T22">(VVI) </text:span></text:span><text:span text:style-name="Source_20_Text"><text:span text:style-name="T20">Implement</text:span></text:span><text:span text:style-name="Source_20_Text"><text:span text:style-name="T18"> Producer-Consumer problem using </text:span></text:span><text:span text:style-name="Source_20_Text"><text:span text:style-name="T19">your own </text:span></text:span><text:span text:style-name="Source_20_Text"><text:span text:style-name="T18">Semaphore.</text:span></text:span></text:p>
          <text:p text:style-name="P30"><text:span text:style-name="Source_20_Text"><text:span text:style-name="T21">(Answer: ProducerConsumerSemaphore)</text:span></text:span></text:p>
        </text:list-item>
        <text:list-item>
          <text:p text:style-name="P29">Implement producer-consumer problem using BlockingQueue <text:span text:style-name="T5">and show the approximate implementation of own BlockingQueue using ConditionLock.</text:span></text:p>
          <text:p text:style-name="P28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36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38">Log<text:span text:style-name="T10">ger </text:span>{</text:p>
          <text:p text:style-name="P38"><text:s text:c="4"/>void log<text:span text:style-name="T11">Message</text:span>(filename,message);</text:p>
          <text:p text:style-name="P38">}</text:p>
          <text:p text:style-name="P37">(Answer: AsynchLogger)</text:p>
        </text:list-item>
        <text:list-item>
          <text:p text:style-name="P35"/>
        </text:list-item>
      </text:list>
      <text:p text:style-name="P1"/>
      <text:p text:style-name="P1"/>
      <text:p text:style-name="P1"/>
      <text:p text:style-name="P2"><text:span text:style-name="T12"><text:tab/></text:span><text:span text:style-name="T14">private</text:span><text:span text:style-name="T12"> </text:span><text:span text:style-name="T14">void</text:span><text:span text:style-name="T12"> ensureCapa() {</text:span></text:p>
      <text:p text:style-name="P3"><text:span text:style-name="T12"><text:tab/><text:tab/></text:span><text:span text:style-name="T14">if</text:span><text:span text:style-name="T12"> (</text:span><text:span text:style-name="T15">size</text:span><text:span text:style-name="T12"> == </text:span><text:span text:style-name="T15">values</text:span><text:span text:style-name="T12">.</text:span><text:span text:style-name="T15">length</text:span><text:span text:style-name="T12">) {</text:span></text:p>
      <text:p text:style-name="P3"><text:span text:style-name="T12"><text:tab/><text:tab/><text:tab/></text:span><text:span text:style-name="T14">int</text:span><text:span text:style-name="T12"> </text:span><text:span text:style-name="T16">newSize</text:span><text:span text:style-name="T12"> = </text:span><text:span text:style-name="T15">values</text:span><text:span text:style-name="T12">.</text:span><text:span text:style-name="T15">length</text:span><text:span text:style-name="T12"> * 2;</text:span></text:p>
      <text:p text:style-name="P3"><text:span text:style-name="T12"><text:tab/><text:tab/><text:tab/></text:span><text:span text:style-name="T15">values</text:span><text:span text:style-name="T12"> = Arrays.</text:span><text:span text:style-name="T13">copyOf</text:span><text:span text:style-name="T12">(</text:span><text:span text:style-name="T15">values</text:span><text:span text:style-name="T12">, </text:span><text:span text:style-name="T16">newSize</text:span><text:span text:style-name="T12">);</text:span></text:p>
      <text:p text:style-name="P4"><text:tab/><text:tab/>}</text:p>
      <text:p text:style-name="P4"><text:tab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10-06T18:59:40.843396880</dc:date>
    <meta:editing-cycles>233</meta:editing-cycles>
    <meta:editing-duration>P6DT9H59M34S</meta:editing-duration>
    <meta:generator>LibreOffice/5.1.6.2$Linux_X86_64 LibreOffice_project/10m0$Build-2</meta:generator>
    <meta:document-statistic meta:table-count="0" meta:image-count="0" meta:object-count="0" meta:page-count="2" meta:paragraph-count="60" meta:word-count="487" meta:character-count="3317" meta:non-whitespace-character-count="2899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